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language="none" fo:country="none" fo:font-weight="bold" style:language-asian="none" style:country-asian="none" style:font-weight-asian="bold"/>
    </style:style>
    <style:style style:name="P4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fo:background-color="transparent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3465a4" loext:opacity="100%" fo:font-weight="normal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fo:background-color="transparent" style:writing-mode="lr-tb"/>
      <style:text-properties fo:color="#3465a4" loext:opacity="100%" fo:font-weight="normal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3465a4" loext:opacity="100%" fo:font-weight="normal" officeooo:paragraph-rsid="002ba56a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fo:background-color="transparent" style:writing-mode="lr-tb"/>
      <style:text-properties fo:color="#3465a4" loext:opacity="100%" fo:font-weight="normal" officeooo:paragraph-rsid="002ba56a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3cm" fo:margin-right="0cm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3465a4" loext:opacity="100%" fo:font-weight="normal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1.3cm" fo:margin-right="0cm" fo:line-height="150%" fo:text-align="start" style:justify-single-word="false" fo:orphans="2" fo:widows="2" fo:text-indent="0cm" style:auto-text-indent="false" fo:background-color="transparent" style:writing-mode="lr-tb"/>
      <style:text-properties fo:color="#3465a4" loext:opacity="100%" fo:font-weight="normal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3465a4" loext:opacity="100%" officeooo:rsid="002ba56a" officeooo:paragraph-rsid="002ba56a"/>
    </style:style>
    <style:style style:name="P13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fo:background-color="transparent" style:writing-mode="lr-tb"/>
      <style:text-properties fo:color="#3465a4" loext:opacity="100%" officeooo:rsid="002ba56a" officeooo:paragraph-rsid="002ba56a"/>
    </style:style>
    <style:style style:name="P14" style:family="paragraph" style:parent-style-name="Standard" style:list-style-name="WW8Num1">
      <style:paragraph-properties fo:line-height="150%" fo:text-align="justify" style:justify-single-word="false"/>
    </style:style>
    <style:style style:name="P15" style:family="paragraph" style:parent-style-name="Standard" style:list-style-name="WW8Num1">
      <style:paragraph-properties fo:line-height="150%" fo:text-align="justify" style:justify-single-word="false"/>
      <style:text-properties officeooo:paragraph-rsid="002ba56a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 style:list-style-name="WW8Num1">
      <style:paragraph-properties fo:line-height="150%" fo:text-align="justify" style:justify-single-word="false"/>
      <style:text-properties fo:font-weight="bold" officeooo:rsid="0019ae83" officeooo:paragraph-rsid="0019ae83" style:font-weight-asian="bol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P19" style:family="paragraph" style:parent-style-name="Standard" style:list-style-name="WW8Num1">
      <style:paragraph-properties fo:line-height="150%" fo:text-align="justify" style:justify-single-word="false"/>
      <style:text-properties fo:color="#861141" loext:opacity="100%" fo:font-weight="normal" officeooo:rsid="0019ae83" officeooo:paragraph-rsid="001ce569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1.3cm" fo:margin-right="0cm" fo:line-height="150%" fo:text-align="start" style:justify-single-word="false" fo:orphans="2" fo:widows="2" fo:text-indent="0cm" style:auto-text-indent="false" fo:background-color="transparent" style:writing-mode="lr-tb"/>
      <style:text-properties fo:color="#3465a4" loext:opacity="100%" fo:font-weight="bold" style:font-weight-asian="bold"/>
    </style:style>
    <style:style style:name="P21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3465a4" loext:opacity="100%"/>
    </style:style>
    <style:style style:name="P22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fo:background-color="transparent" style:writing-mode="lr-tb"/>
      <style:text-properties fo:color="#3465a4" loext:opacity="100%"/>
    </style:style>
    <style:style style:name="P23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3465a4" loext:opacity="100%" fo:font-weight="normal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cm" style:auto-text-indent="false" fo:background-color="transparent" style:writing-mode="lr-tb"/>
      <style:text-properties fo:color="#3465a4" loext:opacity="100%" fo:font-weight="normal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1.401cm" fo:margin-right="0cm" fo:line-height="150%" fo:text-align="justify" style:justify-single-word="false" fo:orphans="2" fo:widows="2" fo:text-indent="0cm" style:auto-text-indent="false" fo:background-color="transparent" style:writing-mode="lr-tb"/>
      <style:text-properties fo:color="#3465a4" loext:opacity="100%" fo:font-weight="normal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1.401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3465a4" loext:opacity="100%" fo:font-weight="normal" style:font-weight-asian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1.3cm" fo:margin-right="0cm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3465a4" loext:opacity="100%" fo:font-weight="normal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1.3cm" fo:margin-right="0cm" fo:line-height="150%" fo:text-align="start" style:justify-single-word="false" fo:orphans="2" fo:widows="2" fo:text-indent="0cm" style:auto-text-indent="false" fo:background-color="transparent" style:writing-mode="lr-tb"/>
      <style:text-properties fo:color="#3465a4" loext:opacity="100%" fo:font-weight="normal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.3cm" fo:margin-right="0cm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3465a4" loext:opacity="100%" fo:font-weight="normal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1.401cm" fo:margin-right="0cm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3465a4" loext:opacity="100%" fo:font-weight="normal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1.401cm" fo:margin-right="0cm" fo:line-height="150%" fo:text-align="start" style:justify-single-word="false" fo:orphans="2" fo:widows="2" fo:text-indent="0cm" style:auto-text-indent="false" fo:background-color="transparent" style:writing-mode="lr-tb"/>
      <style:text-properties fo:color="#3465a4" loext:opacity="100%" fo:font-weight="normal" style:font-weight-asian="normal" style:font-weight-complex="normal"/>
    </style:style>
    <style:style style:name="P32" style:family="paragraph">
      <style:paragraph-properties style:writing-mode="lr-tb"/>
    </style:style>
    <style:style style:name="P33" style:family="paragraph">
      <loext:graphic-properties draw:fill="solid" draw:fill-color="#ffffff"/>
      <style:paragraph-properties style:writing-mode="lr-tb"/>
    </style:style>
    <style:style style:name="P34" style:family="paragraph">
      <style:paragraph-properties fo:text-align="justify" style:writing-mode="lr-tb"/>
    </style:style>
    <style:style style:name="P35" style:family="paragraph">
      <loext:graphic-properties draw:fill="solid" draw:fill-color="#ffffff"/>
      <style:paragraph-properties fo:text-align="justify" style:writing-mode="lr-tb"/>
    </style:style>
    <style:style style:name="P36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d4579"/>
    </style:style>
    <style:style style:name="T2" style:family="text">
      <style:text-properties style:use-window-font-color="true" loext:opacity="0%" style:font-name="Times New Roman" fo:font-size="12pt" fo:language="es" fo:country="ES" officeooo:rsid="001d4579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b5637"/>
    </style:style>
    <style:style style:name="T5" style:family="text">
      <style:text-properties style:use-window-font-color="true" loext:opacity="0%" style:font-name="Times New Roman" fo:font-size="9pt" fo:language="es" fo:country="ES" fo:font-weight="bold" style:font-name-asian="Times New Roman" style:font-size-asian="9pt" style:font-weight-asian="bold" style:font-name-complex="Times New Roman" style:font-size-complex="9pt" style:language-complex="ar" style:country-complex="SA"/>
    </style:style>
    <style:style style:name="T6" style:family="text">
      <style:text-properties style:use-window-font-color="true" loext:opacity="0%" style:font-name="Times New Roman" fo:font-size="9pt" fo:language="es" fo:country="ES" style:font-name-asian="Times New Roman" style:font-size-asian="9pt" style:font-name-complex="Times New Roman" style:font-size-complex="9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57084636" text:style-name="WW8Num1">
        <text:list-item>
          <text:p text:style-name="P14">Listar num_pedido, importe, empresa y limite_credito de todos los clientes <text:span text:style-name="T3">(30 filas)</text:span></text:p>
          <text:p text:style-name="P17">Solución:</text:p>
          <text:p text:style-name="P19">select num_pedido, importe, empresa, limite_credito </text:p>
          <text:p text:style-name="P19">from pedidos, clientes </text:p>
          <text:p text:style-name="P19">where clientes.num_clie=pedidos.clie</text:p>
        </text:list-item>
        <text:list-item>
          <text:p text:style-name="P14">Listar nombre, ciudad y region de los vendedores <text:span text:style-name="T3">(9 filas)</text:span></text:p>
          <text:p text:style-name="P17">Solución:</text:p>
          <text:p text:style-name="P19">select nombre, ciudad, regi<text:span text:style-name="T4">o</text:span>n </text:p>
          <text:p text:style-name="P19">from oficinas, repventas </text:p>
          <text:p text:style-name="P19">where oficinas.oficina=repventas.oficina_rep</text:p>
        </text:list-item>
        <text:list-item>
          <text:p text:style-name="P14">Listar ciudad, de las oficinas y nombre y título de los directores de ellas<text:span text:style-name="T3">(5 filas)</text:span></text:p>
        </text:list-item>
      </text:list>
      <text:p text:style-name="P6">SELECT ciudad, nombre, titulo</text:p>
      <text:p text:style-name="P7">FROM oficinas, repventas</text:p>
      <text:p text:style-name="P7">WHERE oficinas.DIR=repventas.NUM_EMPL;</text:p>
      <text:p text:style-name="P4"/>
      <text:list xml:id="list135014579427292" text:continue-numbering="true" text:style-name="WW8Num1">
        <text:list-item>
          <text:p text:style-name="P14">Listar la ciudad y objetivo de la oficina y el nombre y título del director para las oficinas con objetivo mayor que 600000 <text:span text:style-name="T3">(2 filas)</text:span></text:p>
        </text:list-item>
      </text:list>
      <text:p text:style-name="P6">SELECT CIUDAD, OBJETIVO, nombre, titulo</text:p>
      <text:p text:style-name="P7">FROM oficinas, repventas</text:p>
      <text:p text:style-name="P7">WHERE oficinas.DIR=repventas.NUM_EMPL AND OBJETIVO&gt;600000;</text:p>
      <text:p text:style-name="P7"/>
      <text:list xml:id="list135015085987306" text:continue-numbering="true" text:style-name="WW8Num1">
        <text:list-item>
          <text:p text:style-name="P14">Listar num_clie, empresa, producto y cant para los pedidos cuya cantidad (cant) sea menor de 10 <text:span text:style-name="T3">(17 filas)</text:span></text:p>
        </text:list-item>
      </text:list>
      <text:p text:style-name="P6">SELECT NUM_CLIE, EMPRESA, producto, cant</text:p>
      <text:p text:style-name="P7">FROM clientes, pedidos</text:p>
      <text:p text:style-name="P7">WHERE clientes.NUM_CLIE=pedidos.CLIE AND cant&lt;10;</text:p>
      <text:p text:style-name="P7"/>
      <text:list xml:id="list135015976239402" text:continue-numbering="true" text:style-name="WW8Num1">
        <text:list-item>
          <text:p text:style-name="P14">Listar id_producto, descipcion, fecha_pedido, e importe. Para los pedidos anteriores al 22 de enero de 1990 <text:span text:style-name="T3">(18 filas)</text:span></text:p>
        </text:list-item>
      </text:list>
      <text:p text:style-name="P10">SELECT ID_PRODUCTO, DESCRIPCION, fecha_pedido, importe</text:p>
      <text:p text:style-name="P11">FROM productos, pedidos</text:p>
      <text:p text:style-name="P11">WHERE productos.ID_PRODUCTO=pedidos.PRODUCTO and fecha_pedido&lt;'1990-01-22';</text:p>
      <text:list xml:id="list135015291087094" text:continue-numbering="true" text:style-name="WW8Num1">
        <text:list-item>
          <text:p text:style-name="P14"><text:soft-page-break/>Listar Region, cuota y ventas de las oficinas de la region “oeste” <text:span text:style-name="T3">(3 filas)</text:span></text:p>
        </text:list-item>
      </text:list>
      <text:p text:style-name="P12">SELECT REGION, cuota, oficinas.VENTAS</text:p>
      <text:p text:style-name="P13">FROM oficinas, repventas</text:p>
      <text:p text:style-name="P13">WHERE oficinas.OFICINA=repventas.OFICINA_REP AND REGION LIKE 'oeste';</text:p>
      <text:p text:style-name="P5"/>
      <text:list xml:id="list135014580797295" text:continue-numbering="true" text:style-name="WW8Num1">
        <text:list-item>
          <text:p text:style-name="P15">Listar nombre y título de los empleados y num_clie y empresa de los clientes cuya empresa sea “zetacorm”, “Acme Mfg.” O “orion corp”<text:span text:style-name="T3">(3 filas)</text:span></text:p>
        </text:list-item>
      </text:list>
      <text:p text:style-name="P8">SELECT NOMBRE, TITULO, num_clie, empresa</text:p>
      <text:p text:style-name="P9">FROM repventas, clientes</text:p>
      <text:p text:style-name="P9">WHERE repventas.NUM_EMPL=clientes.REP_CLIE AND (empresa LIKE 'zetacorm' OR empresa LIKE 'acme mfg.' OR empresa LIKE 'orion corp');</text:p>
      <text:p text:style-name="P9"/>
      <text:list xml:id="list135015742931668" text:continue-numbering="true" text:style-name="WW8Num1">
        <text:list-item>
          <text:p text:style-name="P14">Listar nombre y ventas de los empleados, y fab y producto de los pedidos correspondientes a la fábrica (fab) “ACI” o “REI”<text:span text:style-name="T3">(17 filas)</text:span></text:p>
        </text:list-item>
      </text:list>
      <text:p text:style-name="P10">SELECT NOMBRE, VENTAS, fab, producto</text:p>
      <text:p text:style-name="P11">FROM repventas, clientes, pedidos</text:p>
      <text:p text:style-name="P11">WHERE repventas.NUM_EMPL=clientes.REP_CLIE AND clientes.NUM_CLIE=pedidos.CLIE AND (fab LIKE 'aci' OR fab LIKE 'rei');</text:p>
      <text:p text:style-name="P11"/>
      <text:list xml:id="list135016224334220" text:continue-numbering="true" text:style-name="WW8Num1">
        <text:list-item>
          <text:p text:style-name="P14">Listar fecha_pedido, clie, cant, <text:s/>importe, id_producto, precio y existencias de los pedidos de 1990 que correspondan a productos con más de 10 existencias <text:span text:style-name="T3">(18 filas)</text:span></text:p>
        </text:list-item>
      </text:list>
      <text:p text:style-name="P10">SELECT FECHA_PEDIDO, CLIE, CANT, IMPORTE, ID_PRODUCTO, precio, existencias</text:p>
      <text:p text:style-name="P11">FROM pedidos, productos</text:p>
      <text:p text:style-name="P11">WHERE pedidos.PRODUCTO=productos.ID_PRODUCTO AND FECHA_PEDIDO LIKE '1990%' AND existencias&gt;10;</text:p>
      <text:p text:style-name="P20"/>
      <text:list xml:id="list135015116034923" text:continue-numbering="true" text:style-name="WW8Num1">
        <text:list-item>
          <text:p text:style-name="P14">Listar oficina, ciudad, nombre y edad del empleado para los empelados que trabajen en “Atlanta” o en “Chicago” y que tengan más de 40 años <text:span text:style-name="T3">(1 filas)</text:span></text:p>
        </text:list-item>
      </text:list>
      <text:p text:style-name="P6">SELECT OFICINA, CIUDAD, nombre, edad</text:p>
      <text:p text:style-name="P7">FROM oficinas, repventas</text:p>
      <text:p text:style-name="P7"><text:soft-page-break/>WHERE oficinas.OFICINA=repventas.OFICINA_REP AND (CIUDAD LIKE 'atlanta' or CIUDAD LIKE 'chicago') AND edad&gt;40;</text:p>
      <text:p text:style-name="P18"/>
      <text:list xml:id="list135014404148171" text:continue-numbering="true" text:style-name="WW8Num1">
        <text:list-item>
          <text:p text:style-name="P14">Listar fecha_pedido, cant, importe, y descripción del producto para los pedidos cuya descripción de producto sea “Reductor” <text:span text:style-name="T3">(4 filas)</text:span></text:p>
        </text:list-item>
      </text:list>
      <text:p text:style-name="P21">SELECT FECHA_PEDIDO, CANT, IMPORTE, descripcion</text:p>
      <text:p text:style-name="P22">FROM pedidos, productos</text:p>
      <text:p text:style-name="P22">WHERE pedidos.PRODUCTO=productos.ID_PRODUCTO AND descripcion LIKE 'reductor';</text:p>
      <text:p text:style-name="P22"/>
      <text:list xml:id="list135015465011621" text:continue-numbering="true" text:style-name="WW8Num1">
        <text:list-item>
          <text:p text:style-name="P14">Listar num_clie, empresa, producto e importe de los pedidos con importe entre 1000 y 5000 <text:span text:style-name="T3">(13 filas)</text:span></text:p>
        </text:list-item>
      </text:list>
      <text:p text:style-name="P6">SELECT NUM_CLIE, EMPRESA, producto, importe</text:p>
      <text:p text:style-name="P7">FROM clientes, pedidos</text:p>
      <text:p text:style-name="P7">WHERE clientes.NUM_CLIE=pedidos.CLIE AND importe BETWEEN 1000 and 5000;</text:p>
      <text:p text:style-name="P7"/>
      <text:list xml:id="list135014864049540" text:continue-numbering="true" text:style-name="WW8Num1">
        <text:list-item>
          <text:p text:style-name="P14">Listar descripción, precio, existencias, cant e importe para los pedidos cuya cantidad sea mayor que las existencias de que se dispone <text:span text:style-name="T3">(2 filas)</text:span></text:p>
        </text:list-item>
      </text:list>
      <text:p text:style-name="P10">SELECT DESCRIPCION, PRECIO, EXISTENCIAS, cant, importe</text:p>
      <text:p text:style-name="P11">FROM productos, pedidos</text:p>
      <text:p text:style-name="P11">WHERE pedidos.PRODUCTO=productos.ID_PRODUCTO AND cant&gt;EXISTENCIAS;</text:p>
      <text:p text:style-name="P11"/>
      <text:list xml:id="list135016173741761" text:continue-numbering="true" text:style-name="WW8Num1">
        <text:list-item>
          <text:p text:style-name="P14">Listar empresa, rep_clie, nombre, cuota y ventas para los empleados con ventas mayores que su cuota <text:span text:style-name="T3">(18 filas)</text:span></text:p>
        </text:list-item>
      </text:list>
      <text:p text:style-name="P10">SELECT empresa, rep_clie, NOMBRE, CUOTA, VENTAS</text:p>
      <text:p text:style-name="P11">FROM clientes, repventas</text:p>
      <text:p text:style-name="P11">WHERE clientes.REP_CLIE=repventas.NUM_EMPL AND VENTAS&gt;CUOTA;</text:p>
      <text:p text:style-name="P11"/>
      <text:p text:style-name="P11"/>
      <text:p text:style-name="P11"/>
      <text:list xml:id="list135015641767584" text:continue-numbering="true" text:style-name="WW8Num1">
        <text:list-item>
          <text:p text:style-name="P14"><text:soft-page-break/>Listar empresa, limite_credito, producto, importe para las empresas cuyo limite_credito sea menor que el importe de su pedido <text:span text:style-name="T3">(2 filas)</text:span></text:p>
        </text:list-item>
      </text:list>
      <text:p text:style-name="P30">SELECT EMPRESA, LIMITE_CREDITO, producto, importe</text:p>
      <text:p text:style-name="P31">FROM clientes, pedidos</text:p>
      <text:p text:style-name="P31">WHERE clientes.NUM_CLIE=pedidos.CLIE AND LIMITE_CREDITO&lt;importe;</text:p>
      <text:p text:style-name="P16"><text:span text:style-name="T3"/></text:p>
      <text:list xml:id="list135014624599385" text:continue-numbering="true" text:style-name="WW8Num1">
        <text:list-item>
          <text:p text:style-name="P14">Listar ciudad, region, cuota, ventas, nombre y edad para las oficinas con empleados menores de 30 años.<text:span text:style-name="T3">(1 fila)</text:span></text:p>
        </text:list-item>
      </text:list>
      <text:p text:style-name="P26">SELECT ciudad, region, CUOTA, oficinas.VENTAS, NOMBRE, EDAD</text:p>
      <text:p text:style-name="P25">FROM oficinas, repventas</text:p>
      <text:p text:style-name="P25">WHERE oficinas.OFICINA=repventas.OFICINA_REP AND EDAD&lt;30;</text:p>
      <text:p text:style-name="P2"/>
      <text:p text:style-name="P3"><draw:g text:anchor-type="char" draw:z-index="4" draw:name="Forma2" draw:style-name="gr1"><draw:frame draw:style-name="gr2" draw:text-style-name="P33" svg:width="3.335cm" svg:height="2.938cm" svg:x="11.527cm" svg:y="6.606cm"><draw:text-box><text:p text:style-name="P32"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e</text:span><text:span text:style-name="T5">s</text:span></text:p><text:p text:style-name="P32"><text:span text:style-name="T6"/></text:p><text:p text:style-name="P32"><text:span text:style-name="T6">N</text:span><text:span text:style-name="T6">u</text:span><text:span text:style-name="T6">m</text:span><text:span text:style-name="T6">_</text:span><text:span text:style-name="T6">c</text:span><text:span text:style-name="T6">l</text:span><text:span text:style-name="T6">i</text:span><text:span text:style-name="T6">e</text:span></text:p><text:p text:style-name="P32"><text:span text:style-name="T6">E</text:span><text:span text:style-name="T6">m</text:span><text:span text:style-name="T6">p</text:span><text:span text:style-name="T6">r</text:span><text:span text:style-name="T6">e</text:span><text:span text:style-name="T6">s</text:span><text:span text:style-name="T6">a</text:span></text:p><text:p text:style-name="P32"><text:span text:style-name="T6">R</text:span><text:span text:style-name="T6">e</text:span><text:span text:style-name="T6">p</text:span><text:span text:style-name="T6">_</text:span><text:span text:style-name="T6">c</text:span><text:span text:style-name="T6">l</text:span><text:span text:style-name="T6">i</text:span><text:span text:style-name="T6">e</text:span></text:p><text:p text:style-name="P32"><text:span text:style-name="T6">L</text:span><text:span text:style-name="T6">i</text:span><text:span text:style-name="T6">m</text:span><text:span text:style-name="T6">i</text:span><text:span text:style-name="T6">t</text:span><text:span text:style-name="T6">e</text:span><text:span text:style-name="T6">_</text:span><text:span text:style-name="T6">c</text:span><text:span text:style-name="T6">r</text:span><text:span text:style-name="T6">e</text:span><text:span text:style-name="T6">d</text:span><text:span text:style-name="T6">i</text:span><text:span text:style-name="T6">t</text:span><text:span text:style-name="T6">o</text:span></text:p></draw:text-box></draw:frame><draw:frame draw:style-name="gr2" draw:text-style-name="P35" svg:width="3.414cm" svg:height="4.128cm" svg:x="6.287cm" svg:y="6.978cm"><draw:text-box><text:p text:style-name="P34"><text:span text:style-name="T5">p</text:span><text:span text:style-name="T5">e</text:span><text:span text:style-name="T5">d</text:span><text:span text:style-name="T5">i</text:span><text:span text:style-name="T5">d</text:span><text:span text:style-name="T5">o</text:span><text:span text:style-name="T5">s</text:span></text:p><text:p text:style-name="P34"><text:span text:style-name="T6"/></text:p><text:p text:style-name="P34"><text:span text:style-name="T6">n</text:span><text:span text:style-name="T6">u</text:span><text:span text:style-name="T6">m</text:span><text:span text:style-name="T6">_</text:span><text:span text:style-name="T6">p</text:span><text:span text:style-name="T6">e</text:span><text:span text:style-name="T6">d</text:span><text:span text:style-name="T6">i</text:span><text:span text:style-name="T6">d</text:span><text:span text:style-name="T6">o</text:span><text:span text:style-name="T6"> </text:span></text:p><text:p text:style-name="P34"><text:span text:style-name="T6">f</text:span><text:span text:style-name="T6">e</text:span><text:span text:style-name="T6">c</text:span><text:span text:style-name="T6">h</text:span><text:span text:style-name="T6">a</text:span><text:span text:style-name="T6">_</text:span><text:span text:style-name="T6">p</text:span><text:span text:style-name="T6">e</text:span><text:span text:style-name="T6">d</text:span><text:span text:style-name="T6">i</text:span><text:span text:style-name="T6">d</text:span><text:span text:style-name="T6">o</text:span><text:span text:style-name="T6"> </text:span></text:p><text:p text:style-name="P34"><text:span text:style-name="T6">c</text:span><text:span text:style-name="T6">l</text:span><text:span text:style-name="T6">i</text:span><text:span text:style-name="T6">e</text:span></text:p><text:p text:style-name="P34"><text:span text:style-name="T6">r</text:span><text:span text:style-name="T6">e</text:span><text:span text:style-name="T6">p</text:span></text:p><text:p text:style-name="P34"><text:span text:style-name="T6">f</text:span><text:span text:style-name="T6">a</text:span><text:span text:style-name="T6">b</text:span></text:p><text:p text:style-name="P34"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o</text:span></text:p><text:p text:style-name="P34"><text:span text:style-name="T6">c</text:span><text:span text:style-name="T6">a</text:span><text:span text:style-name="T6">n</text:span><text:span text:style-name="T6">t</text:span></text:p><text:p text:style-name="P34"><text:span text:style-name="T6">i</text:span><text:span text:style-name="T6">m</text:span><text:span text:style-name="T6">p</text:span><text:span text:style-name="T6">o</text:span><text:span text:style-name="T6">r</text:span><text:span text:style-name="T6">t</text:span><text:span text:style-name="T6">e</text:span></text:p><text:p text:style-name="P32"><text:span text:style-name="T6"/></text:p></draw:text-box></draw:frame><draw:frame draw:style-name="gr2" draw:text-style-name="P33" svg:width="4.075cm" svg:height="2.964cm" svg:x="0.309cm" svg:y="6.978cm"><draw:text-box><text:p text:style-name="P32"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o</text:span><text:span text:style-name="T5">s</text:span></text:p><text:p text:style-name="P32"><text:span text:style-name="T6"/></text:p><text:p text:style-name="P32"><text:span text:style-name="T6">I</text:span><text:span text:style-name="T6">d</text:span><text:span text:style-name="T6">_</text:span><text:span text:style-name="T6">f</text:span><text:span text:style-name="T6">a</text:span><text:span text:style-name="T6">b</text:span></text:p><text:p text:style-name="P32"><text:span text:style-name="T6">I</text:span><text:span text:style-name="T6">d</text:span><text:span text:style-name="T6">_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o</text:span></text:p><text:p text:style-name="P32"><text:span text:style-name="T6">D</text:span><text:span text:style-name="T6">e</text:span><text:span text:style-name="T6">s</text:span><text:span text:style-name="T6">c</text:span><text:span text:style-name="T6">r</text:span><text:span text:style-name="T6">i</text:span><text:span text:style-name="T6">p</text:span><text:span text:style-name="T6">c</text:span><text:span text:style-name="T6">i</text:span><text:span text:style-name="T6">ó</text:span><text:span text:style-name="T6">n</text:span></text:p><text:p text:style-name="P32"><text:span text:style-name="T6">P</text:span><text:span text:style-name="T6">r</text:span><text:span text:style-name="T6">e</text:span><text:span text:style-name="T6">c</text:span><text:span text:style-name="T6">i</text:span><text:span text:style-name="T6">o</text:span></text:p><text:p text:style-name="P32"><text:span text:style-name="T6">e</text:span><text:span text:style-name="T6">x</text:span><text:span text:style-name="T6">i</text:span><text:span text:style-name="T6">s</text:span><text:span text:style-name="T6">t</text:span><text:span text:style-name="T6">e</text:span><text:span text:style-name="T6">n</text:span><text:span text:style-name="T6">c</text:span><text:span text:style-name="T6">i</text:span><text:span text:style-name="T6">a</text:span><text:span text:style-name="T6">s</text:span></text:p></draw:text-box></draw:frame><draw:connector draw:style-name="gr3" draw:text-style-name="P36" draw:type="line" svg:x1="0.309cm" svg:y1="7.558cm" svg:x2="4.385cm" svg:y2="7.558cm" svg:d="M309 7558h4076" svg:viewBox="0 0 4078 2"><text:p/></draw:connector><draw:connector draw:style-name="gr3" draw:text-style-name="P36" draw:type="line" svg:x1="6.287cm" svg:y1="7.636cm" svg:x2="9.701cm" svg:y2="7.639cm" svg:d="M6287 7636l3414 3" svg:viewBox="0 0 3417 5"><text:p/></draw:connector><draw:connector draw:style-name="gr3" draw:text-style-name="P36" draw:type="line" svg:x1="11.527cm" svg:y1="7.214cm" svg:x2="14.863cm" svg:y2="7.214cm" svg:d="M11527 7214h3336" svg:viewBox="0 0 3337 2"><text:p/></draw:connector><draw:connector draw:style-name="gr3" draw:text-style-name="P36" draw:type="line" svg:x1="11.077cm" svg:y1="8.484cm" svg:x2="11.926cm" svg:y2="8.484cm" svg:d="M11077 8484h849" svg:viewBox="0 0 850 2"><text:p/></draw:connector><draw:connector draw:style-name="gr3" draw:text-style-name="P36" draw:type="line" svg:x1="11.794cm" svg:y1="7.636cm" svg:x2="10.15cm" svg:y2="7.639cm" svg:d="M11794 7636l-1644 3" svg:viewBox="0 0 1646 5"><text:p/></draw:connector><draw:connector draw:style-name="gr3" draw:text-style-name="P36" draw:type="line" svg:x1="7.001cm" svg:y1="8.775cm" svg:x2="10.151cm" svg:y2="8.775cm" svg:d="M7001 8775h3150" svg:viewBox="0 0 3152 2"><text:p/></draw:connector><draw:connector draw:style-name="gr3" draw:text-style-name="P36" draw:type="line" svg:x1="10.15cm" svg:y1="8.775cm" svg:x2="10.157cm" svg:y2="7.636cm" svg:d="M10150 8775l7-1139" svg:viewBox="0 0 9 1141"><text:p/></draw:connector><draw:connector draw:style-name="gr3" draw:text-style-name="P36" draw:type="line" svg:x1="6.557cm" svg:y1="9.939cm" svg:x2="5.571cm" svg:y2="9.939cm" svg:d="M6557 9939h-986" svg:viewBox="0 0 988 2"><text:p/></draw:connector><draw:connector draw:style-name="gr3" draw:text-style-name="P36" draw:type="line" svg:x1="2.106cm" svg:y1="8.484cm" svg:x2="5.572cm" svg:y2="8.484cm" svg:d="M2106 8484h3466" svg:viewBox="0 0 3468 2"><text:p/></draw:connector><draw:connector draw:style-name="gr3" draw:text-style-name="P36" draw:type="line" svg:x1="5.572cm" svg:y1="8.484cm" svg:x2="5.576cm" svg:y2="9.941cm" svg:d="M5572 8484l4 1457" svg:viewBox="0 0 5 1459"><text:p/></draw:connector><draw:g draw:style-name="gr4"><draw:frame draw:style-name="gr2" draw:text-style-name="P33" svg:width="3.414cm" svg:height="3.335cm" svg:x="0.069cm" svg:y="1.104cm"><draw:text-box><text:p text:style-name="P32"><text:span text:style-name="T5">O</text:span><text:span text:style-name="T5">f</text:span><text:span text:style-name="T5">i</text:span><text:span text:style-name="T5">c</text:span><text:span text:style-name="T5">i</text:span><text:span text:style-name="T5">n</text:span><text:span text:style-name="T5">a</text:span><text:span text:style-name="T5">s</text:span></text:p><text:p text:style-name="P32"><text:span text:style-name="T5"/></text:p><text:p text:style-name="P32"><text:span text:style-name="T6">O</text:span><text:span text:style-name="T6">f</text:span><text:span text:style-name="T6">i</text:span><text:span text:style-name="T6">c</text:span><text:span text:style-name="T6">i</text:span><text:span text:style-name="T6">n</text:span><text:span text:style-name="T6">a</text:span></text:p><text:p text:style-name="P32"><text:span text:style-name="T6">C</text:span><text:span text:style-name="T6">i</text:span><text:span text:style-name="T6">u</text:span><text:span text:style-name="T6">d</text:span><text:span text:style-name="T6">a</text:span><text:span text:style-name="T6">d</text:span></text:p><text:p text:style-name="P32"><text:span text:style-name="T6">R</text:span><text:span text:style-name="T6">e</text:span><text:span text:style-name="T6">g</text:span><text:span text:style-name="T6">i</text:span><text:span text:style-name="T6">ó</text:span><text:span text:style-name="T6">n</text:span></text:p><text:p text:style-name="P32"><text:span text:style-name="T6">D</text:span><text:span text:style-name="T6">i</text:span><text:span text:style-name="T6">r</text:span></text:p><text:p text:style-name="P32"><text:span text:style-name="T6">O</text:span><text:span text:style-name="T6">b</text:span><text:span text:style-name="T6">j</text:span><text:span text:style-name="T6">e</text:span><text:span text:style-name="T6">t</text:span><text:span text:style-name="T6">i</text:span><text:span text:style-name="T6">v</text:span><text:span text:style-name="T6">o</text:span></text:p><text:p text:style-name="P32"><text:span text:style-name="T6">v</text:span><text:span text:style-name="T6">e</text:span><text:span text:style-name="T6">n</text:span><text:span text:style-name="T6">t</text:span><text:span text:style-name="T6">a</text:span><text:span text:style-name="T6">s</text:span></text:p></draw:text-box></draw:frame><draw:frame draw:style-name="gr2" draw:text-style-name="P33" svg:width="3.229cm" svg:height="4.472cm" svg:x="7.267cm" svg:y="1.235cm"><draw:text-box><text:p text:style-name="P32"><text:span text:style-name="T5">R</text:span><text:span text:style-name="T5">e</text:span><text:span text:style-name="T5">p</text:span><text:span text:style-name="T5">v</text:span><text:span text:style-name="T5">e</text:span><text:span text:style-name="T5">n</text:span><text:span text:style-name="T5">t</text:span><text:span text:style-name="T5">a</text:span><text:span text:style-name="T5">s</text:span></text:p><text:p text:style-name="P32"><text:span text:style-name="T6"/></text:p><text:p text:style-name="P32"><text:span text:style-name="T6">N</text:span><text:span text:style-name="T6">u</text:span><text:span text:style-name="T6">m</text:span><text:span text:style-name="T6">_</text:span><text:span text:style-name="T6">e</text:span><text:span text:style-name="T6">m</text:span><text:span text:style-name="T6">p</text:span><text:span text:style-name="T6">l</text:span></text:p><text:p text:style-name="P32"><text:span text:style-name="T6">N</text:span><text:span text:style-name="T6">o</text:span><text:span text:style-name="T6">m</text:span><text:span text:style-name="T6">b</text:span><text:span text:style-name="T6">r</text:span><text:span text:style-name="T6">e</text:span></text:p><text:p text:style-name="P32"><text:span text:style-name="T6">E</text:span><text:span text:style-name="T6">d</text:span><text:span text:style-name="T6">a</text:span><text:span text:style-name="T6">d</text:span></text:p><text:p text:style-name="P32"><text:span text:style-name="T6">O</text:span><text:span text:style-name="T6">f</text:span><text:span text:style-name="T6">i</text:span><text:span text:style-name="T6">c</text:span><text:span text:style-name="T6">i</text:span><text:span text:style-name="T6">n</text:span><text:span text:style-name="T6">a</text:span><text:span text:style-name="T6">_</text:span><text:span text:style-name="T6">r</text:span><text:span text:style-name="T6">e</text:span><text:span text:style-name="T6">p</text:span></text:p><text:p text:style-name="P32"><text:span text:style-name="T6">T</text:span><text:span text:style-name="T6">i</text:span><text:span text:style-name="T6">t</text:span><text:span text:style-name="T6">u</text:span><text:span text:style-name="T6">l</text:span><text:span text:style-name="T6">o</text:span></text:p><text:p text:style-name="P32"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t</text:span><text:span text:style-name="T6">o</text:span></text:p><text:p text:style-name="P32"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o</text:span><text:span text:style-name="T6">r</text:span></text:p><text:p text:style-name="P32"><text:span text:style-name="T6">C</text:span><text:span text:style-name="T6">u</text:span><text:span text:style-name="T6">o</text:span><text:span text:style-name="T6">t</text:span><text:span text:style-name="T6">a</text:span></text:p><text:p text:style-name="P32"><text:span text:style-name="T6">v</text:span><text:span text:style-name="T6">e</text:span><text:span text:style-name="T6">n</text:span><text:span text:style-name="T6">t</text:span><text:span text:style-name="T6">a</text:span><text:span text:style-name="T6">s</text:span></text:p></draw:text-box></draw:frame><draw:connector draw:style-name="gr3" draw:text-style-name="P36" draw:type="line" svg:x1="0.069cm" svg:y1="1.684cm" svg:x2="3.484cm" svg:y2="1.684cm" svg:d="M69 1684h3415" svg:viewBox="0 0 3417 2"><text:p/></draw:connector><draw:connector draw:style-name="gr3" draw:text-style-name="P36" draw:type="line" svg:x1="7.267cm" svg:y1="1.817cm" svg:x2="10.497cm" svg:y2="1.82cm" svg:d="M7267 1817l3230 3" svg:viewBox="0 0 3231 5"><text:p/></draw:connector><draw:connector draw:style-name="gr3" draw:text-style-name="P36" draw:type="line" svg:x1="7.53cm" svg:y1="3.404cm" svg:x2="6.285cm" svg:y2="3.404cm" svg:d="M7530 3404h-1245" svg:viewBox="0 0 1247 2"><text:p/></draw:connector><draw:connector draw:style-name="gr3" draw:text-style-name="P36" draw:type="line" svg:x1="1.286cm" svg:y1="2.187cm" svg:x2="6.288cm" svg:y2="2.191cm" svg:d="M1286 2187l5002 4" svg:viewBox="0 0 5004 5"><text:p/></draw:connector><draw:connector draw:style-name="gr3" draw:text-style-name="P36" draw:type="line" svg:x1="6.287cm" svg:y1="2.189cm" svg:x2="6.29cm" svg:y2="3.408cm" svg:d="M6287 2189l3 1219" svg:viewBox="0 0 5 1221"><text:p/></draw:connector><draw:connector draw:style-name="gr3" draw:text-style-name="P36" draw:type="line" svg:x1="0.757cm" svg:y1="3.404cm" svg:x2="4.807cm" svg:y2="3.404cm" svg:d="M757 3404h4050" svg:viewBox="0 0 4052 2"><text:p/></draw:connector><draw:connector draw:style-name="gr3" draw:text-style-name="P36" draw:type="line" svg:x1="7.53cm" svg:y1="2.319cm" svg:x2="6.867cm" svg:y2="2.319cm" svg:d="M7530 2319h-663" svg:viewBox="0 0 665 2"><text:p/></draw:connector><draw:connector draw:style-name="gr3" draw:text-style-name="P36" draw:type="line" svg:x1="6.869cm" svg:y1="2.321cm" svg:x2="6.872cm" svg:y2="3.164cm" svg:d="M6869 2321l3 843" svg:viewBox="0 0 5 845"><text:p/></draw:connector><draw:connector draw:style-name="gr3" draw:text-style-name="P36" draw:type="line" svg:x1="6.87cm" svg:y1="3.166cm" svg:x2="4.805cm" svg:y2="3.17cm" svg:d="M6870 3166l-2065 4" svg:viewBox="0 0 2067 5"><text:p/></draw:connector><draw:connector draw:style-name="gr3" draw:text-style-name="P36" draw:type="line" svg:x1="4.805cm" svg:y1="3.166cm" svg:x2="4.808cm" svg:y2="3.406cm" svg:d="M4805 3166l3 240" svg:viewBox="0 0 5 242"><text:p/></draw:connector><draw:connector draw:style-name="gr3" draw:text-style-name="P36" draw:type="line" svg:x1="8.961cm" svg:y1="2.319cm" svg:x2="11.079cm" svg:y2="2.319cm" svg:d="M8961 2319h2118" svg:viewBox="0 0 2120 2"><text:p/></draw:connector><draw:connector draw:style-name="gr3" draw:text-style-name="P36" draw:type="line" svg:x1="11.076cm" svg:y1="2.319cm" svg:x2="11.085cm" svg:y2="8.482cm" svg:d="M11076 2319l9 6163" svg:viewBox="0 0 11 6165"><text:p/></draw:connector><draw:connector draw:style-name="gr3" draw:text-style-name="P36" draw:type="line" svg:x1="8.959cm" svg:y1="2.187cm" svg:x2="11.525cm" svg:y2="2.191cm" svg:d="M8959 2187l2566 4" svg:viewBox="0 0 2568 5"><text:p/></draw:connector><draw:connector draw:style-name="gr3" draw:text-style-name="P36" draw:type="line" svg:x1="8.617cm" svg:y1="4.436cm" svg:x2="11.529cm" svg:y2="4.44cm" svg:d="M8617 4436l2912 4" svg:viewBox="0 0 2914 5"><text:p/></draw:connector><draw:connector draw:style-name="gr3" draw:text-style-name="P36" draw:type="line" svg:x1="11.525cm" svg:y1="4.434cm" svg:x2="11.529cm" svg:y2="2.185cm" svg:d="M11525 4434l4-2249" svg:viewBox="0 0 5 2251"><text:p/></draw:connector></draw:g></draw:g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>
      <style:text-properties fo:font-weight="normal" style:font-weight-asian="normal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paragraph-properties fo:text-align="center"/>
    </style:style>
    <style:style style:name="MT1" style:family="text">
      <style:text-properties officeooo:rsid="001d4579"/>
    </style:style>
    <style:style style:name="MT2" style:family="text">
      <style:text-properties style:use-window-font-color="true" loext:opacity="0%" style:font-name="Times New Roman" fo:font-size="12pt" fo:language="es" fo:country="ES" officeooo:rsid="001d4579" style:font-name-asian="Times New Roman" style:font-size-asian="12pt" style:font-name-complex="Times New Roman" style:font-size-complex="12pt" style:language-complex="ar" style:country-complex="SA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3" draw:name="Forma1" draw:style-name="Mgr1" draw:text-style-name="MP1" svg:x1="0cm" svg:y1="0.621cm" svg:x2="14.923cm" svg:y2="0.621cm"><text:p/></draw:line><text:span text:style-name="MT1">Rodrigo Mart</text:span><text:span text:style-name="MT2">ínez Delgado</text:span><text:tab/><text:tab/>Consultas Multitabla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star num_pedido, importe, empresa y limite_credito de todos los clientes</dc:title>
    <dc:subject/>
    <meta:keyword/>
    <meta:initial-creator>eowin</meta:initial-creator>
    <meta:creation-date>2012-02-14T19:57:00</meta:creation-date>
    <dc:date>2023-12-21T13:50:13.781401907</dc:date>
    <meta:editing-cycles>43</meta:editing-cycles>
    <meta:editing-duration>PT2H56M47S</meta:editing-duration>
    <meta:generator>LibreOffice/7.3.7.2$Linux_X86_64 LibreOffice_project/30$Build-2</meta:generator>
    <meta:document-statistic meta:table-count="0" meta:image-count="0" meta:object-count="0" meta:page-count="4" meta:paragraph-count="71" meta:word-count="593" meta:character-count="4474" meta:non-whitespace-character-count="3962"/>
  </office:meta>
</office:document-meta>
</file>